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stogram_historical_1665696314-1665005114" table:style-name="ta1">
        <table:shapes>
          <draw:frame draw:z-index="1" draw:style-name="gr1" draw:text-style-name="P1" svg:width="9.3346in" svg:height="5.2705in" svg:x="0.0433in" svg:y="3.4197in">
            <draw:object draw:notify-on-update-of-ranges="'histogram_historical_1665696314-1665005114'.A17:'histogram_historical_1665696314-1665005114'.AY17 'histogram_historical_1665696314-1665005114'.A18:'histogram_historical_1665696314-1665005114'.AY18 'histogram_historical_1665696314-1665005114'.A19:'histogram_historical_1665696314-1665005114'.AY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1" table:number-columns-repeated="90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01"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923" calcext:value-type="float">
            <text:p>923</text:p>
          </table:table-cell>
          <table:table-cell office:value-type="float" office:value="568" calcext:value-type="float">
            <text:p>568</text:p>
          </table:table-cell>
          <table:table-cell office:value-type="float" office:value="388" calcext:value-type="float">
            <text:p>388</text:p>
          </table:table-cell>
          <table:table-cell office:value-type="float" office:value="566" calcext:value-type="float">
            <text:p>566</text:p>
          </table:table-cell>
          <table:table-cell office:value-type="float" office:value="417" calcext:value-type="float">
            <text:p>417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 office:value-type="float" office:value="370" calcext:value-type="float">
            <text:p>370</text:p>
          </table:table-cell>
          <table:table-cell office:value-type="float" office:value="244" calcext:value-type="float">
            <text:p>244</text:p>
          </table:table-cell>
          <table:table-cell office:value-type="float" office:value="178" calcext:value-type="float">
            <text:p>178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office:value-type="float" office:value="6400" calcext:value-type="float">
            <text:p>64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6700" calcext:value-type="float">
            <text:p>6700</text:p>
          </table:table-cell>
          <table:table-cell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500" calcext:value-type="float">
            <text:p>7500</text:p>
          </table:table-cell>
          <table:table-cell office:value-type="float" office:value="7600" calcext:value-type="float">
            <text:p>7600</text:p>
          </table:table-cell>
          <table:table-cell office:value-type="float" office:value="7700" calcext:value-type="float">
            <text:p>7700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9700" calcext:value-type="float">
            <text:p>9700</text:p>
          </table:table-cell>
          <table:table-cell office:value-type="float" office:value="9800" calcext:value-type="float">
            <text:p>9800</text:p>
          </table:table-cell>
          <table:table-cell office:value-type="float" office:value="9900" calcext:value-type="float">
            <text:p>99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765" calcext:value-type="float">
            <text:p>765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469" calcext:value-type="float">
            <text:p>469</text:p>
          </table:table-cell>
          <table:table-cell office:value-type="float" office:value="365" calcext:value-type="float">
            <text:p>365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office:value-type="float" office:value="269" calcext:value-type="float">
            <text:p>269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216" calcext:value-type="float">
            <text:p>216</text:p>
          </table:table-cell>
          <table:table-cell office:value-type="float" office:value="191" calcext:value-type="float">
            <text:p>191</text:p>
          </table:table-cell>
          <table:table-cell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101"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923" calcext:value-type="float">
            <text:p>923</text:p>
          </table:table-cell>
          <table:table-cell office:value-type="float" office:value="568" calcext:value-type="float">
            <text:p>568</text:p>
          </table:table-cell>
          <table:table-cell office:value-type="float" office:value="388" calcext:value-type="float">
            <text:p>388</text:p>
          </table:table-cell>
          <table:table-cell office:value-type="float" office:value="566" calcext:value-type="float">
            <text:p>566</text:p>
          </table:table-cell>
          <table:table-cell office:value-type="float" office:value="417" calcext:value-type="float">
            <text:p>417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 office:value-type="float" office:value="370" calcext:value-type="float">
            <text:p>370</text:p>
          </table:table-cell>
          <table:table-cell office:value-type="float" office:value="244" calcext:value-type="float">
            <text:p>244</text:p>
          </table:table-cell>
          <table:table-cell office:value-type="float" office:value="178" calcext:value-type="float">
            <text:p>178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765" calcext:value-type="float">
            <text:p>765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469" calcext:value-type="float">
            <text:p>469</text:p>
          </table:table-cell>
          <table:table-cell office:value-type="float" office:value="365" calcext:value-type="float">
            <text:p>365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office:value-type="float" office:value="269" calcext:value-type="float">
            <text:p>269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216" calcext:value-type="float">
            <text:p>216</text:p>
          </table:table-cell>
          <table:table-cell office:value-type="float" office:value="191" calcext:value-type="float">
            <text:p>191</text:p>
          </table:table-cell>
          <table:table-cell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101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5" office:value-type="float" office:value="1543" calcext:value-type="float">
            <text:p>1543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5" office:value-type="float" office:value="0.966" calcext:value-type="float">
            <text:p>0.966</text:p>
          </table:table-cell>
          <table:table-cell table:number-columns-repeated="95"/>
        </table:table-row>
        <table:table-row table:style-name="ro1">
          <table:table-cell/>
          <table:table-cell table:formula="of:=([.B9]*[.B10])+[.B11]" office:value-type="float" office:value="0.966" calcext:value-type="float">
            <text:p>0.966</text:p>
          </table:table-cell>
          <table:table-cell table:formula="of:=([.C9]*[.C10])+[.C11]" office:value-type="float" office:value="1543.966" calcext:value-type="float">
            <text:p>1543.966</text:p>
          </table:table-cell>
          <table:table-cell table:formula="of:=([.D9]*[.D10])+[.D11]" office:value-type="float" office:value="3086.966" calcext:value-type="float">
            <text:p>3086.966</text:p>
          </table:table-cell>
          <table:table-cell table:formula="of:=([.E9]*[.E10])+[.E11]" office:value-type="float" office:value="4629.966" calcext:value-type="float">
            <text:p>4629.966</text:p>
          </table:table-cell>
          <table:table-cell table:formula="of:=([.F9]*[.F10])+[.F11]" office:value-type="float" office:value="6172.966" calcext:value-type="float">
            <text:p>6172.966</text:p>
          </table:table-cell>
          <table:table-cell table:number-columns-repeated="95"/>
        </table:table-row>
        <table:table-row table:style-name="ro1">
          <table:table-cell table:number-columns-repeated="101"/>
        </table:table-row>
        <table:table-row table:style-name="ro1">
          <table:table-cell table:formula="of:=MAX([.A6:.CW6])" office:value-type="float" office:value="4829" calcext:value-type="float">
            <text:p>4829</text:p>
          </table:table-cell>
          <table:table-cell table:number-columns-repeated="100"/>
        </table:table-row>
        <table:table-row table:style-name="ro1">
          <table:table-cell table:formula="of:=MAX([.A7:.CW7])" office:value-type="float" office:value="2759" calcext:value-type="float">
            <text:p>2759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dy/dx</text:p>
          </table:table-cell>
          <table:table-cell table:formula="of:=[.A15]/[.A14]" office:value-type="float" office:value="0.571339821909298" calcext:value-type="float">
            <text:p>0.571339821909298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office:value-type="float" office:value="6400" calcext:value-type="float">
            <text:p>64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6700" calcext:value-type="float">
            <text:p>6700</text:p>
          </table:table-cell>
          <table:table-cell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500" calcext:value-type="float">
            <text:p>7500</text:p>
          </table:table-cell>
          <table:table-cell office:value-type="float" office:value="7600" calcext:value-type="float">
            <text:p>7600</text:p>
          </table:table-cell>
          <table:table-cell office:value-type="float" office:value="7700" calcext:value-type="float">
            <text:p>7700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9700" calcext:value-type="float">
            <text:p>9700</text:p>
          </table:table-cell>
          <table:table-cell office:value-type="float" office:value="9800" calcext:value-type="float">
            <text:p>9800</text:p>
          </table:table-cell>
          <table:table-cell office:value-type="float" office:value="9900" calcext:value-type="float">
            <text:p>99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formula="of:=[.A17]*[.$B$16]" office:value-type="float" office:value="0" calcext:value-type="float">
            <text:p>0</text:p>
          </table:table-cell>
          <table:table-cell table:formula="of:=[.B17]*[.$B$16]" office:value-type="float" office:value="57.1339821909298" calcext:value-type="float">
            <text:p>57.1339821909298</text:p>
          </table:table-cell>
          <table:table-cell table:formula="of:=[.C17]*[.$B$16]" office:value-type="float" office:value="114.26796438186" calcext:value-type="float">
            <text:p>114.26796438186</text:p>
          </table:table-cell>
          <table:table-cell table:formula="of:=[.D17]*[.$B$16]" office:value-type="float" office:value="171.401946572789" calcext:value-type="float">
            <text:p>171.401946572789</text:p>
          </table:table-cell>
          <table:table-cell table:formula="of:=[.E17]*[.$B$16]" office:value-type="float" office:value="228.535928763719" calcext:value-type="float">
            <text:p>228.535928763719</text:p>
          </table:table-cell>
          <table:table-cell table:formula="of:=[.F17]*[.$B$16]" office:value-type="float" office:value="285.669910954649" calcext:value-type="float">
            <text:p>285.669910954649</text:p>
          </table:table-cell>
          <table:table-cell table:formula="of:=[.G17]*[.$B$16]" office:value-type="float" office:value="342.803893145579" calcext:value-type="float">
            <text:p>342.803893145579</text:p>
          </table:table-cell>
          <table:table-cell table:formula="of:=[.H17]*[.$B$16]" office:value-type="float" office:value="399.937875336509" calcext:value-type="float">
            <text:p>399.937875336509</text:p>
          </table:table-cell>
          <table:table-cell table:formula="of:=[.I17]*[.$B$16]" office:value-type="float" office:value="457.071857527438" calcext:value-type="float">
            <text:p>457.071857527438</text:p>
          </table:table-cell>
          <table:table-cell table:formula="of:=[.J17]*[.$B$16]" office:value-type="float" office:value="514.205839718368" calcext:value-type="float">
            <text:p>514.205839718368</text:p>
          </table:table-cell>
          <table:table-cell table:formula="of:=[.K17]*[.$B$16]" office:value-type="float" office:value="571.339821909298" calcext:value-type="float">
            <text:p>571.339821909298</text:p>
          </table:table-cell>
          <table:table-cell table:formula="of:=[.L17]*[.$B$16]" office:value-type="float" office:value="628.473804100228" calcext:value-type="float">
            <text:p>628.473804100228</text:p>
          </table:table-cell>
          <table:table-cell table:formula="of:=[.M17]*[.$B$16]" office:value-type="float" office:value="685.607786291158" calcext:value-type="float">
            <text:p>685.607786291158</text:p>
          </table:table-cell>
          <table:table-cell table:formula="of:=[.N17]*[.$B$16]" office:value-type="float" office:value="742.741768482087" calcext:value-type="float">
            <text:p>742.741768482087</text:p>
          </table:table-cell>
          <table:table-cell table:formula="of:=[.O17]*[.$B$16]" office:value-type="float" office:value="799.875750673017" calcext:value-type="float">
            <text:p>799.875750673017</text:p>
          </table:table-cell>
          <table:table-cell table:formula="of:=[.P17]*[.$B$16]" office:value-type="float" office:value="857.009732863947" calcext:value-type="float">
            <text:p>857.009732863947</text:p>
          </table:table-cell>
          <table:table-cell table:formula="of:=[.Q17]*[.$B$16]" office:value-type="float" office:value="914.143715054877" calcext:value-type="float">
            <text:p>914.143715054877</text:p>
          </table:table-cell>
          <table:table-cell table:formula="of:=[.R17]*[.$B$16]" office:value-type="float" office:value="971.277697245807" calcext:value-type="float">
            <text:p>971.277697245807</text:p>
          </table:table-cell>
          <table:table-cell table:formula="of:=[.S17]*[.$B$16]" office:value-type="float" office:value="1028.41167943674" calcext:value-type="float">
            <text:p>1028.41167943674</text:p>
          </table:table-cell>
          <table:table-cell table:formula="of:=[.T17]*[.$B$16]" office:value-type="float" office:value="1085.54566162767" calcext:value-type="float">
            <text:p>1085.54566162767</text:p>
          </table:table-cell>
          <table:table-cell table:formula="of:=[.U17]*[.$B$16]" office:value-type="float" office:value="1142.6796438186" calcext:value-type="float">
            <text:p>1142.6796438186</text:p>
          </table:table-cell>
          <table:table-cell table:formula="of:=[.V17]*[.$B$16]" office:value-type="float" office:value="1199.81362600953" calcext:value-type="float">
            <text:p>1199.81362600953</text:p>
          </table:table-cell>
          <table:table-cell table:formula="of:=[.W17]*[.$B$16]" office:value-type="float" office:value="1256.94760820046" calcext:value-type="float">
            <text:p>1256.94760820046</text:p>
          </table:table-cell>
          <table:table-cell table:formula="of:=[.X17]*[.$B$16]" office:value-type="float" office:value="1314.08159039139" calcext:value-type="float">
            <text:p>1314.08159039139</text:p>
          </table:table-cell>
          <table:table-cell table:formula="of:=[.Y17]*[.$B$16]" office:value-type="float" office:value="1371.21557258232" calcext:value-type="float">
            <text:p>1371.21557258232</text:p>
          </table:table-cell>
          <table:table-cell table:formula="of:=[.Z17]*[.$B$16]" office:value-type="float" office:value="1428.34955477325" calcext:value-type="float">
            <text:p>1428.34955477325</text:p>
          </table:table-cell>
          <table:table-cell table:formula="of:=[.AA17]*[.$B$16]" office:value-type="float" office:value="1485.48353696417" calcext:value-type="float">
            <text:p>1485.48353696417</text:p>
          </table:table-cell>
          <table:table-cell table:formula="of:=[.AB17]*[.$B$16]" office:value-type="float" office:value="1542.6175191551" calcext:value-type="float">
            <text:p>1542.6175191551</text:p>
          </table:table-cell>
          <table:table-cell table:formula="of:=[.AC17]*[.$B$16]" office:value-type="float" office:value="1599.75150134603" calcext:value-type="float">
            <text:p>1599.75150134603</text:p>
          </table:table-cell>
          <table:table-cell table:formula="of:=[.AD17]*[.$B$16]" office:value-type="float" office:value="1656.88548353696" calcext:value-type="float">
            <text:p>1656.88548353696</text:p>
          </table:table-cell>
          <table:table-cell table:formula="of:=[.AE17]*[.$B$16]" office:value-type="float" office:value="1714.01946572789" calcext:value-type="float">
            <text:p>1714.01946572789</text:p>
          </table:table-cell>
          <table:table-cell table:formula="of:=[.AF17]*[.$B$16]" office:value-type="float" office:value="1771.15344791882" calcext:value-type="float">
            <text:p>1771.15344791882</text:p>
          </table:table-cell>
          <table:table-cell table:formula="of:=[.AG17]*[.$B$16]" office:value-type="float" office:value="1828.28743010975" calcext:value-type="float">
            <text:p>1828.28743010975</text:p>
          </table:table-cell>
          <table:table-cell table:formula="of:=[.AH17]*[.$B$16]" office:value-type="float" office:value="1885.42141230068" calcext:value-type="float">
            <text:p>1885.42141230068</text:p>
          </table:table-cell>
          <table:table-cell table:formula="of:=[.AI17]*[.$B$16]" office:value-type="float" office:value="1942.55539449161" calcext:value-type="float">
            <text:p>1942.55539449161</text:p>
          </table:table-cell>
          <table:table-cell table:formula="of:=[.AJ17]*[.$B$16]" office:value-type="float" office:value="1999.68937668254" calcext:value-type="float">
            <text:p>1999.68937668254</text:p>
          </table:table-cell>
          <table:table-cell table:formula="of:=[.AK17]*[.$B$16]" office:value-type="float" office:value="2056.82335887347" calcext:value-type="float">
            <text:p>2056.82335887347</text:p>
          </table:table-cell>
          <table:table-cell table:formula="of:=[.AL17]*[.$B$16]" office:value-type="float" office:value="2113.9573410644" calcext:value-type="float">
            <text:p>2113.9573410644</text:p>
          </table:table-cell>
          <table:table-cell table:formula="of:=[.AM17]*[.$B$16]" office:value-type="float" office:value="2171.09132325533" calcext:value-type="float">
            <text:p>2171.09132325533</text:p>
          </table:table-cell>
          <table:table-cell table:formula="of:=[.AN17]*[.$B$16]" office:value-type="float" office:value="2228.22530544626" calcext:value-type="float">
            <text:p>2228.22530544626</text:p>
          </table:table-cell>
          <table:table-cell table:formula="of:=[.AO17]*[.$B$16]" office:value-type="float" office:value="2285.35928763719" calcext:value-type="float">
            <text:p>2285.35928763719</text:p>
          </table:table-cell>
          <table:table-cell table:formula="of:=[.AP17]*[.$B$16]" office:value-type="float" office:value="2342.49326982812" calcext:value-type="float">
            <text:p>2342.49326982812</text:p>
          </table:table-cell>
          <table:table-cell table:formula="of:=[.AQ17]*[.$B$16]" office:value-type="float" office:value="2399.62725201905" calcext:value-type="float">
            <text:p>2399.62725201905</text:p>
          </table:table-cell>
          <table:table-cell table:formula="of:=[.AR17]*[.$B$16]" office:value-type="float" office:value="2456.76123420998" calcext:value-type="float">
            <text:p>2456.76123420998</text:p>
          </table:table-cell>
          <table:table-cell table:formula="of:=[.AS17]*[.$B$16]" office:value-type="float" office:value="2513.89521640091" calcext:value-type="float">
            <text:p>2513.89521640091</text:p>
          </table:table-cell>
          <table:table-cell table:formula="of:=[.AT17]*[.$B$16]" office:value-type="float" office:value="2571.02919859184" calcext:value-type="float">
            <text:p>2571.02919859184</text:p>
          </table:table-cell>
          <table:table-cell table:formula="of:=[.AU17]*[.$B$16]" office:value-type="float" office:value="2628.16318078277" calcext:value-type="float">
            <text:p>2628.16318078277</text:p>
          </table:table-cell>
          <table:table-cell table:formula="of:=[.AV17]*[.$B$16]" office:value-type="float" office:value="2685.2971629737" calcext:value-type="float">
            <text:p>2685.2971629737</text:p>
          </table:table-cell>
          <table:table-cell table:formula="of:=[.AW17]*[.$B$16]" office:value-type="float" office:value="2742.43114516463" calcext:value-type="float">
            <text:p>2742.43114516463</text:p>
          </table:table-cell>
          <table:table-cell table:formula="of:=[.AX17]*[.$B$16]" office:value-type="float" office:value="2799.56512735556" calcext:value-type="float">
            <text:p>2799.56512735556</text:p>
          </table:table-cell>
          <table:table-cell table:formula="of:=[.AY17]*[.$B$16]" office:value-type="float" office:value="2856.69910954649" calcext:value-type="float">
            <text:p>2856.69910954649</text:p>
          </table:table-cell>
          <table:table-cell table:formula="of:=[.AZ17]*[.$B$16]" office:value-type="float" office:value="2913.83309173742" calcext:value-type="float">
            <text:p>2913.83309173742</text:p>
          </table:table-cell>
          <table:table-cell table:formula="of:=[.BA17]*[.$B$16]" office:value-type="float" office:value="2970.96707392835" calcext:value-type="float">
            <text:p>2970.96707392835</text:p>
          </table:table-cell>
          <table:table-cell table:formula="of:=[.BB17]*[.$B$16]" office:value-type="float" office:value="3028.10105611928" calcext:value-type="float">
            <text:p>3028.10105611928</text:p>
          </table:table-cell>
          <table:table-cell table:formula="of:=[.BC17]*[.$B$16]" office:value-type="float" office:value="3085.23503831021" calcext:value-type="float">
            <text:p>3085.23503831021</text:p>
          </table:table-cell>
          <table:table-cell table:formula="of:=[.BD17]*[.$B$16]" office:value-type="float" office:value="3142.36902050114" calcext:value-type="float">
            <text:p>3142.36902050114</text:p>
          </table:table-cell>
          <table:table-cell table:formula="of:=[.BE17]*[.$B$16]" office:value-type="float" office:value="3199.50300269207" calcext:value-type="float">
            <text:p>3199.50300269207</text:p>
          </table:table-cell>
          <table:table-cell table:formula="of:=[.BF17]*[.$B$16]" office:value-type="float" office:value="3256.636984883" calcext:value-type="float">
            <text:p>3256.636984883</text:p>
          </table:table-cell>
          <table:table-cell table:formula="of:=[.BG17]*[.$B$16]" office:value-type="float" office:value="3313.77096707393" calcext:value-type="float">
            <text:p>3313.77096707393</text:p>
          </table:table-cell>
          <table:table-cell table:formula="of:=[.BH17]*[.$B$16]" office:value-type="float" office:value="3370.90494926486" calcext:value-type="float">
            <text:p>3370.90494926486</text:p>
          </table:table-cell>
          <table:table-cell table:formula="of:=[.BI17]*[.$B$16]" office:value-type="float" office:value="3428.03893145579" calcext:value-type="float">
            <text:p>3428.03893145579</text:p>
          </table:table-cell>
          <table:table-cell table:formula="of:=[.BJ17]*[.$B$16]" office:value-type="float" office:value="3485.17291364672" calcext:value-type="float">
            <text:p>3485.17291364672</text:p>
          </table:table-cell>
          <table:table-cell table:formula="of:=[.BK17]*[.$B$16]" office:value-type="float" office:value="3542.30689583765" calcext:value-type="float">
            <text:p>3542.30689583765</text:p>
          </table:table-cell>
          <table:table-cell table:formula="of:=[.BL17]*[.$B$16]" office:value-type="float" office:value="3599.44087802858" calcext:value-type="float">
            <text:p>3599.44087802858</text:p>
          </table:table-cell>
          <table:table-cell table:formula="of:=[.BM17]*[.$B$16]" office:value-type="float" office:value="3656.57486021951" calcext:value-type="float">
            <text:p>3656.57486021951</text:p>
          </table:table-cell>
          <table:table-cell table:formula="of:=[.BN17]*[.$B$16]" office:value-type="float" office:value="3713.70884241044" calcext:value-type="float">
            <text:p>3713.70884241044</text:p>
          </table:table-cell>
          <table:table-cell table:formula="of:=[.BO17]*[.$B$16]" office:value-type="float" office:value="3770.84282460137" calcext:value-type="float">
            <text:p>3770.84282460137</text:p>
          </table:table-cell>
          <table:table-cell table:formula="of:=[.BP17]*[.$B$16]" office:value-type="float" office:value="3827.9768067923" calcext:value-type="float">
            <text:p>3827.9768067923</text:p>
          </table:table-cell>
          <table:table-cell table:formula="of:=[.BQ17]*[.$B$16]" office:value-type="float" office:value="3885.11078898323" calcext:value-type="float">
            <text:p>3885.11078898323</text:p>
          </table:table-cell>
          <table:table-cell table:formula="of:=[.BR17]*[.$B$16]" office:value-type="float" office:value="3942.24477117416" calcext:value-type="float">
            <text:p>3942.24477117416</text:p>
          </table:table-cell>
          <table:table-cell table:formula="of:=[.BS17]*[.$B$16]" office:value-type="float" office:value="3999.37875336509" calcext:value-type="float">
            <text:p>3999.37875336509</text:p>
          </table:table-cell>
          <table:table-cell table:formula="of:=[.BT17]*[.$B$16]" office:value-type="float" office:value="4056.51273555602" calcext:value-type="float">
            <text:p>4056.51273555602</text:p>
          </table:table-cell>
          <table:table-cell table:formula="of:=[.BU17]*[.$B$16]" office:value-type="float" office:value="4113.64671774695" calcext:value-type="float">
            <text:p>4113.64671774695</text:p>
          </table:table-cell>
          <table:table-cell table:formula="of:=[.BV17]*[.$B$16]" office:value-type="float" office:value="4170.78069993788" calcext:value-type="float">
            <text:p>4170.78069993788</text:p>
          </table:table-cell>
          <table:table-cell table:formula="of:=[.BW17]*[.$B$16]" office:value-type="float" office:value="4227.91468212881" calcext:value-type="float">
            <text:p>4227.91468212881</text:p>
          </table:table-cell>
          <table:table-cell table:formula="of:=[.BX17]*[.$B$16]" office:value-type="float" office:value="4285.04866431974" calcext:value-type="float">
            <text:p>4285.04866431974</text:p>
          </table:table-cell>
          <table:table-cell table:formula="of:=[.BY17]*[.$B$16]" office:value-type="float" office:value="4342.18264651067" calcext:value-type="float">
            <text:p>4342.18264651067</text:p>
          </table:table-cell>
          <table:table-cell table:formula="of:=[.BZ17]*[.$B$16]" office:value-type="float" office:value="4399.3166287016" calcext:value-type="float">
            <text:p>4399.3166287016</text:p>
          </table:table-cell>
          <table:table-cell table:formula="of:=[.CA17]*[.$B$16]" office:value-type="float" office:value="4456.45061089252" calcext:value-type="float">
            <text:p>4456.45061089252</text:p>
          </table:table-cell>
          <table:table-cell table:formula="of:=[.CB17]*[.$B$16]" office:value-type="float" office:value="4513.58459308345" calcext:value-type="float">
            <text:p>4513.58459308345</text:p>
          </table:table-cell>
          <table:table-cell table:formula="of:=[.CC17]*[.$B$16]" office:value-type="float" office:value="4570.71857527438" calcext:value-type="float">
            <text:p>4570.71857527438</text:p>
          </table:table-cell>
          <table:table-cell table:formula="of:=[.CD17]*[.$B$16]" office:value-type="float" office:value="4627.85255746531" calcext:value-type="float">
            <text:p>4627.85255746531</text:p>
          </table:table-cell>
          <table:table-cell table:formula="of:=[.CE17]*[.$B$16]" office:value-type="float" office:value="4684.98653965624" calcext:value-type="float">
            <text:p>4684.98653965624</text:p>
          </table:table-cell>
          <table:table-cell table:formula="of:=[.CF17]*[.$B$16]" office:value-type="float" office:value="4742.12052184717" calcext:value-type="float">
            <text:p>4742.12052184717</text:p>
          </table:table-cell>
          <table:table-cell table:formula="of:=[.CG17]*[.$B$16]" office:value-type="float" office:value="4799.2545040381" calcext:value-type="float">
            <text:p>4799.2545040381</text:p>
          </table:table-cell>
          <table:table-cell table:formula="of:=[.CH17]*[.$B$16]" office:value-type="float" office:value="4856.38848622903" calcext:value-type="float">
            <text:p>4856.38848622903</text:p>
          </table:table-cell>
          <table:table-cell table:formula="of:=[.CI17]*[.$B$16]" office:value-type="float" office:value="4913.52246841996" calcext:value-type="float">
            <text:p>4913.52246841996</text:p>
          </table:table-cell>
          <table:table-cell table:formula="of:=[.CJ17]*[.$B$16]" office:value-type="float" office:value="4970.65645061089" calcext:value-type="float">
            <text:p>4970.65645061089</text:p>
          </table:table-cell>
          <table:table-cell table:formula="of:=[.CK17]*[.$B$16]" office:value-type="float" office:value="5027.79043280182" calcext:value-type="float">
            <text:p>5027.79043280182</text:p>
          </table:table-cell>
          <table:table-cell table:formula="of:=[.CL17]*[.$B$16]" office:value-type="float" office:value="5084.92441499275" calcext:value-type="float">
            <text:p>5084.92441499275</text:p>
          </table:table-cell>
          <table:table-cell table:formula="of:=[.CM17]*[.$B$16]" office:value-type="float" office:value="5142.05839718368" calcext:value-type="float">
            <text:p>5142.05839718368</text:p>
          </table:table-cell>
          <table:table-cell table:formula="of:=[.CN17]*[.$B$16]" office:value-type="float" office:value="5199.19237937461" calcext:value-type="float">
            <text:p>5199.19237937461</text:p>
          </table:table-cell>
          <table:table-cell table:formula="of:=[.CO17]*[.$B$16]" office:value-type="float" office:value="5256.32636156554" calcext:value-type="float">
            <text:p>5256.32636156554</text:p>
          </table:table-cell>
          <table:table-cell table:formula="of:=[.CP17]*[.$B$16]" office:value-type="float" office:value="5313.46034375647" calcext:value-type="float">
            <text:p>5313.46034375647</text:p>
          </table:table-cell>
          <table:table-cell table:formula="of:=[.CQ17]*[.$B$16]" office:value-type="float" office:value="5370.5943259474" calcext:value-type="float">
            <text:p>5370.5943259474</text:p>
          </table:table-cell>
          <table:table-cell table:formula="of:=[.CR17]*[.$B$16]" office:value-type="float" office:value="5427.72830813833" calcext:value-type="float">
            <text:p>5427.72830813833</text:p>
          </table:table-cell>
          <table:table-cell table:formula="of:=[.CS17]*[.$B$16]" office:value-type="float" office:value="5484.86229032926" calcext:value-type="float">
            <text:p>5484.86229032926</text:p>
          </table:table-cell>
          <table:table-cell table:formula="of:=[.CT17]*[.$B$16]" office:value-type="float" office:value="5541.99627252019" calcext:value-type="float">
            <text:p>5541.99627252019</text:p>
          </table:table-cell>
          <table:table-cell table:formula="of:=[.CU17]*[.$B$16]" office:value-type="float" office:value="5599.13025471112" calcext:value-type="float">
            <text:p>5599.13025471112</text:p>
          </table:table-cell>
          <table:table-cell table:formula="of:=[.CV17]*[.$B$16]" office:value-type="float" office:value="5656.26423690205" calcext:value-type="float">
            <text:p>5656.26423690205</text:p>
          </table:table-cell>
          <table:table-cell table:formula="of:=[.CW17]*[.$B$16]" office:value-type="float" office:value="5713.39821909298" calcext:value-type="float">
            <text:p>5713.39821909298</text:p>
          </table:table-cell>
        </table:table-row>
        <table:table-row table:style-name="ro1">
          <table:table-cell table:formula="of:=[.A17]*[.$B$11]" office:value-type="float" office:value="0" calcext:value-type="float">
            <text:p>0</text:p>
          </table:table-cell>
          <table:table-cell table:formula="of:=[.B17]*[.$B$11]" office:value-type="float" office:value="96.6" calcext:value-type="float">
            <text:p>96.6</text:p>
          </table:table-cell>
          <table:table-cell table:formula="of:=[.C17]*[.$B$11]" office:value-type="float" office:value="193.2" calcext:value-type="float">
            <text:p>193.2</text:p>
          </table:table-cell>
          <table:table-cell table:formula="of:=[.D17]*[.$B$11]" office:value-type="float" office:value="289.8" calcext:value-type="float">
            <text:p>289.8</text:p>
          </table:table-cell>
          <table:table-cell table:formula="of:=[.E17]*[.$B$11]" office:value-type="float" office:value="386.4" calcext:value-type="float">
            <text:p>386.4</text:p>
          </table:table-cell>
          <table:table-cell table:formula="of:=[.F17]*[.$B$11]" office:value-type="float" office:value="483" calcext:value-type="float">
            <text:p>483</text:p>
          </table:table-cell>
          <table:table-cell table:formula="of:=[.G17]*[.$B$11]" office:value-type="float" office:value="579.6" calcext:value-type="float">
            <text:p>579.6</text:p>
          </table:table-cell>
          <table:table-cell table:formula="of:=[.H17]*[.$B$11]" office:value-type="float" office:value="676.2" calcext:value-type="float">
            <text:p>676.2</text:p>
          </table:table-cell>
          <table:table-cell table:formula="of:=[.I17]*[.$B$11]" office:value-type="float" office:value="772.8" calcext:value-type="float">
            <text:p>772.8</text:p>
          </table:table-cell>
          <table:table-cell table:formula="of:=[.J17]*[.$B$11]" office:value-type="float" office:value="869.4" calcext:value-type="float">
            <text:p>869.4</text:p>
          </table:table-cell>
          <table:table-cell table:formula="of:=[.K17]*[.$B$11]" office:value-type="float" office:value="966" calcext:value-type="float">
            <text:p>966</text:p>
          </table:table-cell>
          <table:table-cell table:formula="of:=[.L17]*[.$B$11]" office:value-type="float" office:value="1062.6" calcext:value-type="float">
            <text:p>1062.6</text:p>
          </table:table-cell>
          <table:table-cell table:formula="of:=[.M17]*[.$B$11]" office:value-type="float" office:value="1159.2" calcext:value-type="float">
            <text:p>1159.2</text:p>
          </table:table-cell>
          <table:table-cell table:formula="of:=[.N17]*[.$B$11]" office:value-type="float" office:value="1255.8" calcext:value-type="float">
            <text:p>1255.8</text:p>
          </table:table-cell>
          <table:table-cell table:formula="of:=[.O17]*[.$B$11]" office:value-type="float" office:value="1352.4" calcext:value-type="float">
            <text:p>1352.4</text:p>
          </table:table-cell>
          <table:table-cell table:formula="of:=[.P17]*[.$B$11]" office:value-type="float" office:value="1449" calcext:value-type="float">
            <text:p>1449</text:p>
          </table:table-cell>
          <table:table-cell table:formula="of:=[.Q17]*[.$B$11]" office:value-type="float" office:value="1545.6" calcext:value-type="float">
            <text:p>1545.6</text:p>
          </table:table-cell>
          <table:table-cell table:formula="of:=[.R17]*[.$B$11]" office:value-type="float" office:value="1642.2" calcext:value-type="float">
            <text:p>1642.2</text:p>
          </table:table-cell>
          <table:table-cell table:formula="of:=[.S17]*[.$B$11]" office:value-type="float" office:value="1738.8" calcext:value-type="float">
            <text:p>1738.8</text:p>
          </table:table-cell>
          <table:table-cell table:formula="of:=[.T17]*[.$B$11]" office:value-type="float" office:value="1835.4" calcext:value-type="float">
            <text:p>1835.4</text:p>
          </table:table-cell>
          <table:table-cell table:formula="of:=[.U17]*[.$B$11]" office:value-type="float" office:value="1932" calcext:value-type="float">
            <text:p>1932</text:p>
          </table:table-cell>
          <table:table-cell table:formula="of:=[.V17]*[.$B$11]" office:value-type="float" office:value="2028.6" calcext:value-type="float">
            <text:p>2028.6</text:p>
          </table:table-cell>
          <table:table-cell table:formula="of:=[.W17]*[.$B$11]" office:value-type="float" office:value="2125.2" calcext:value-type="float">
            <text:p>2125.2</text:p>
          </table:table-cell>
          <table:table-cell table:formula="of:=[.X17]*[.$B$11]" office:value-type="float" office:value="2221.8" calcext:value-type="float">
            <text:p>2221.8</text:p>
          </table:table-cell>
          <table:table-cell table:formula="of:=[.Y17]*[.$B$11]" office:value-type="float" office:value="2318.4" calcext:value-type="float">
            <text:p>2318.4</text:p>
          </table:table-cell>
          <table:table-cell table:formula="of:=[.Z17]*[.$B$11]" office:value-type="float" office:value="2415" calcext:value-type="float">
            <text:p>2415</text:p>
          </table:table-cell>
          <table:table-cell table:formula="of:=[.AA17]*[.$B$11]" office:value-type="float" office:value="2511.6" calcext:value-type="float">
            <text:p>2511.6</text:p>
          </table:table-cell>
          <table:table-cell table:formula="of:=[.AB17]*[.$B$11]" office:value-type="float" office:value="2608.2" calcext:value-type="float">
            <text:p>2608.2</text:p>
          </table:table-cell>
          <table:table-cell table:formula="of:=[.AC17]*[.$B$11]" office:value-type="float" office:value="2704.8" calcext:value-type="float">
            <text:p>2704.8</text:p>
          </table:table-cell>
          <table:table-cell table:formula="of:=[.AD17]*[.$B$11]" office:value-type="float" office:value="2801.4" calcext:value-type="float">
            <text:p>2801.4</text:p>
          </table:table-cell>
          <table:table-cell table:formula="of:=[.AE17]*[.$B$11]" office:value-type="float" office:value="2898" calcext:value-type="float">
            <text:p>2898</text:p>
          </table:table-cell>
          <table:table-cell table:formula="of:=[.AF17]*[.$B$11]" office:value-type="float" office:value="2994.6" calcext:value-type="float">
            <text:p>2994.6</text:p>
          </table:table-cell>
          <table:table-cell table:formula="of:=[.AG17]*[.$B$11]" office:value-type="float" office:value="3091.2" calcext:value-type="float">
            <text:p>3091.2</text:p>
          </table:table-cell>
          <table:table-cell table:formula="of:=[.AH17]*[.$B$11]" office:value-type="float" office:value="3187.8" calcext:value-type="float">
            <text:p>3187.8</text:p>
          </table:table-cell>
          <table:table-cell table:formula="of:=[.AI17]*[.$B$11]" office:value-type="float" office:value="3284.4" calcext:value-type="float">
            <text:p>3284.4</text:p>
          </table:table-cell>
          <table:table-cell table:formula="of:=[.AJ17]*[.$B$11]" office:value-type="float" office:value="3381" calcext:value-type="float">
            <text:p>3381</text:p>
          </table:table-cell>
          <table:table-cell table:formula="of:=[.AK17]*[.$B$11]" office:value-type="float" office:value="3477.6" calcext:value-type="float">
            <text:p>3477.6</text:p>
          </table:table-cell>
          <table:table-cell table:formula="of:=[.AL17]*[.$B$11]" office:value-type="float" office:value="3574.2" calcext:value-type="float">
            <text:p>3574.2</text:p>
          </table:table-cell>
          <table:table-cell table:formula="of:=[.AM17]*[.$B$11]" office:value-type="float" office:value="3670.8" calcext:value-type="float">
            <text:p>3670.8</text:p>
          </table:table-cell>
          <table:table-cell table:formula="of:=[.AN17]*[.$B$11]" office:value-type="float" office:value="3767.4" calcext:value-type="float">
            <text:p>3767.4</text:p>
          </table:table-cell>
          <table:table-cell table:formula="of:=[.AO17]*[.$B$11]" office:value-type="float" office:value="3864" calcext:value-type="float">
            <text:p>3864</text:p>
          </table:table-cell>
          <table:table-cell table:formula="of:=[.AP17]*[.$B$11]" office:value-type="float" office:value="3960.6" calcext:value-type="float">
            <text:p>3960.6</text:p>
          </table:table-cell>
          <table:table-cell table:formula="of:=[.AQ17]*[.$B$11]" office:value-type="float" office:value="4057.2" calcext:value-type="float">
            <text:p>4057.2</text:p>
          </table:table-cell>
          <table:table-cell table:formula="of:=[.AR17]*[.$B$11]" office:value-type="float" office:value="4153.8" calcext:value-type="float">
            <text:p>4153.8</text:p>
          </table:table-cell>
          <table:table-cell table:formula="of:=[.AS17]*[.$B$11]" office:value-type="float" office:value="4250.4" calcext:value-type="float">
            <text:p>4250.4</text:p>
          </table:table-cell>
          <table:table-cell table:formula="of:=[.AT17]*[.$B$11]" office:value-type="float" office:value="4347" calcext:value-type="float">
            <text:p>4347</text:p>
          </table:table-cell>
          <table:table-cell table:formula="of:=[.AU17]*[.$B$11]" office:value-type="float" office:value="4443.6" calcext:value-type="float">
            <text:p>4443.6</text:p>
          </table:table-cell>
          <table:table-cell table:formula="of:=[.AV17]*[.$B$11]" office:value-type="float" office:value="4540.2" calcext:value-type="float">
            <text:p>4540.2</text:p>
          </table:table-cell>
          <table:table-cell table:formula="of:=[.AW17]*[.$B$11]" office:value-type="float" office:value="4636.8" calcext:value-type="float">
            <text:p>4636.8</text:p>
          </table:table-cell>
          <table:table-cell table:formula="of:=[.AX17]*[.$B$11]" office:value-type="float" office:value="4733.4" calcext:value-type="float">
            <text:p>4733.4</text:p>
          </table:table-cell>
          <table:table-cell table:formula="of:=[.AY17]*[.$B$11]" office:value-type="float" office:value="4830" calcext:value-type="float">
            <text:p>4830</text:p>
          </table:table-cell>
          <table:table-cell table:formula="of:=[.AZ17]*[.$B$11]" office:value-type="float" office:value="4926.6" calcext:value-type="float">
            <text:p>4926.6</text:p>
          </table:table-cell>
          <table:table-cell table:formula="of:=[.BA17]*[.$B$11]" office:value-type="float" office:value="5023.2" calcext:value-type="float">
            <text:p>5023.2</text:p>
          </table:table-cell>
          <table:table-cell table:formula="of:=[.BB17]*[.$B$11]" office:value-type="float" office:value="5119.8" calcext:value-type="float">
            <text:p>5119.8</text:p>
          </table:table-cell>
          <table:table-cell table:formula="of:=[.BC17]*[.$B$11]" office:value-type="float" office:value="5216.4" calcext:value-type="float">
            <text:p>5216.4</text:p>
          </table:table-cell>
          <table:table-cell table:formula="of:=[.BD17]*[.$B$11]" office:value-type="float" office:value="5313" calcext:value-type="float">
            <text:p>5313</text:p>
          </table:table-cell>
          <table:table-cell table:formula="of:=[.BE17]*[.$B$11]" office:value-type="float" office:value="5409.6" calcext:value-type="float">
            <text:p>5409.6</text:p>
          </table:table-cell>
          <table:table-cell table:formula="of:=[.BF17]*[.$B$11]" office:value-type="float" office:value="5506.2" calcext:value-type="float">
            <text:p>5506.2</text:p>
          </table:table-cell>
          <table:table-cell table:formula="of:=[.BG17]*[.$B$11]" office:value-type="float" office:value="5602.8" calcext:value-type="float">
            <text:p>5602.8</text:p>
          </table:table-cell>
          <table:table-cell table:formula="of:=[.BH17]*[.$B$11]" office:value-type="float" office:value="5699.4" calcext:value-type="float">
            <text:p>5699.4</text:p>
          </table:table-cell>
          <table:table-cell table:formula="of:=[.BI17]*[.$B$11]" office:value-type="float" office:value="5796" calcext:value-type="float">
            <text:p>5796</text:p>
          </table:table-cell>
          <table:table-cell table:formula="of:=[.BJ17]*[.$B$11]" office:value-type="float" office:value="5892.6" calcext:value-type="float">
            <text:p>5892.6</text:p>
          </table:table-cell>
          <table:table-cell table:formula="of:=[.BK17]*[.$B$11]" office:value-type="float" office:value="5989.2" calcext:value-type="float">
            <text:p>5989.2</text:p>
          </table:table-cell>
          <table:table-cell table:formula="of:=[.BL17]*[.$B$11]" office:value-type="float" office:value="6085.8" calcext:value-type="float">
            <text:p>6085.8</text:p>
          </table:table-cell>
          <table:table-cell table:formula="of:=[.BM17]*[.$B$11]" office:value-type="float" office:value="6182.4" calcext:value-type="float">
            <text:p>6182.4</text:p>
          </table:table-cell>
          <table:table-cell table:formula="of:=[.BN17]*[.$B$11]" office:value-type="float" office:value="6279" calcext:value-type="float">
            <text:p>6279</text:p>
          </table:table-cell>
          <table:table-cell table:formula="of:=[.BO17]*[.$B$11]" office:value-type="float" office:value="6375.6" calcext:value-type="float">
            <text:p>6375.6</text:p>
          </table:table-cell>
          <table:table-cell table:formula="of:=[.BP17]*[.$B$11]" office:value-type="float" office:value="6472.2" calcext:value-type="float">
            <text:p>6472.2</text:p>
          </table:table-cell>
          <table:table-cell table:formula="of:=[.BQ17]*[.$B$11]" office:value-type="float" office:value="6568.8" calcext:value-type="float">
            <text:p>6568.8</text:p>
          </table:table-cell>
          <table:table-cell table:formula="of:=[.BR17]*[.$B$11]" office:value-type="float" office:value="6665.4" calcext:value-type="float">
            <text:p>6665.4</text:p>
          </table:table-cell>
          <table:table-cell table:formula="of:=[.BS17]*[.$B$11]" office:value-type="float" office:value="6762" calcext:value-type="float">
            <text:p>6762</text:p>
          </table:table-cell>
          <table:table-cell table:formula="of:=[.BT17]*[.$B$11]" office:value-type="float" office:value="6858.6" calcext:value-type="float">
            <text:p>6858.6</text:p>
          </table:table-cell>
          <table:table-cell table:formula="of:=[.BU17]*[.$B$11]" office:value-type="float" office:value="6955.2" calcext:value-type="float">
            <text:p>6955.2</text:p>
          </table:table-cell>
          <table:table-cell table:formula="of:=[.BV17]*[.$B$11]" office:value-type="float" office:value="7051.8" calcext:value-type="float">
            <text:p>7051.8</text:p>
          </table:table-cell>
          <table:table-cell table:formula="of:=[.BW17]*[.$B$11]" office:value-type="float" office:value="7148.4" calcext:value-type="float">
            <text:p>7148.4</text:p>
          </table:table-cell>
          <table:table-cell table:formula="of:=[.BX17]*[.$B$11]" office:value-type="float" office:value="7245" calcext:value-type="float">
            <text:p>7245</text:p>
          </table:table-cell>
          <table:table-cell table:formula="of:=[.BY17]*[.$B$11]" office:value-type="float" office:value="7341.6" calcext:value-type="float">
            <text:p>7341.6</text:p>
          </table:table-cell>
          <table:table-cell table:formula="of:=[.BZ17]*[.$B$11]" office:value-type="float" office:value="7438.2" calcext:value-type="float">
            <text:p>7438.2</text:p>
          </table:table-cell>
          <table:table-cell table:formula="of:=[.CA17]*[.$B$11]" office:value-type="float" office:value="7534.8" calcext:value-type="float">
            <text:p>7534.8</text:p>
          </table:table-cell>
          <table:table-cell table:formula="of:=[.CB17]*[.$B$11]" office:value-type="float" office:value="7631.4" calcext:value-type="float">
            <text:p>7631.4</text:p>
          </table:table-cell>
          <table:table-cell table:formula="of:=[.CC17]*[.$B$11]" office:value-type="float" office:value="7728" calcext:value-type="float">
            <text:p>7728</text:p>
          </table:table-cell>
          <table:table-cell table:formula="of:=[.CD17]*[.$B$11]" office:value-type="float" office:value="7824.6" calcext:value-type="float">
            <text:p>7824.6</text:p>
          </table:table-cell>
          <table:table-cell table:formula="of:=[.CE17]*[.$B$11]" office:value-type="float" office:value="7921.2" calcext:value-type="float">
            <text:p>7921.2</text:p>
          </table:table-cell>
          <table:table-cell table:formula="of:=[.CF17]*[.$B$11]" office:value-type="float" office:value="8017.8" calcext:value-type="float">
            <text:p>8017.8</text:p>
          </table:table-cell>
          <table:table-cell table:formula="of:=[.CG17]*[.$B$11]" office:value-type="float" office:value="8114.4" calcext:value-type="float">
            <text:p>8114.4</text:p>
          </table:table-cell>
          <table:table-cell table:formula="of:=[.CH17]*[.$B$11]" office:value-type="float" office:value="8211" calcext:value-type="float">
            <text:p>8211</text:p>
          </table:table-cell>
          <table:table-cell table:formula="of:=[.CI17]*[.$B$11]" office:value-type="float" office:value="8307.6" calcext:value-type="float">
            <text:p>8307.6</text:p>
          </table:table-cell>
          <table:table-cell table:formula="of:=[.CJ17]*[.$B$11]" office:value-type="float" office:value="8404.2" calcext:value-type="float">
            <text:p>8404.2</text:p>
          </table:table-cell>
          <table:table-cell table:formula="of:=[.CK17]*[.$B$11]" office:value-type="float" office:value="8500.8" calcext:value-type="float">
            <text:p>8500.8</text:p>
          </table:table-cell>
          <table:table-cell table:formula="of:=[.CL17]*[.$B$11]" office:value-type="float" office:value="8597.4" calcext:value-type="float">
            <text:p>8597.4</text:p>
          </table:table-cell>
          <table:table-cell table:formula="of:=[.CM17]*[.$B$11]" office:value-type="float" office:value="8694" calcext:value-type="float">
            <text:p>8694</text:p>
          </table:table-cell>
          <table:table-cell table:formula="of:=[.CN17]*[.$B$11]" office:value-type="float" office:value="8790.6" calcext:value-type="float">
            <text:p>8790.6</text:p>
          </table:table-cell>
          <table:table-cell table:formula="of:=[.CO17]*[.$B$11]" office:value-type="float" office:value="8887.2" calcext:value-type="float">
            <text:p>8887.2</text:p>
          </table:table-cell>
          <table:table-cell table:formula="of:=[.CP17]*[.$B$11]" office:value-type="float" office:value="8983.8" calcext:value-type="float">
            <text:p>8983.8</text:p>
          </table:table-cell>
          <table:table-cell table:formula="of:=[.CQ17]*[.$B$11]" office:value-type="float" office:value="9080.4" calcext:value-type="float">
            <text:p>9080.4</text:p>
          </table:table-cell>
          <table:table-cell table:formula="of:=[.CR17]*[.$B$11]" office:value-type="float" office:value="9177" calcext:value-type="float">
            <text:p>9177</text:p>
          </table:table-cell>
          <table:table-cell table:formula="of:=[.CS17]*[.$B$11]" office:value-type="float" office:value="9273.6" calcext:value-type="float">
            <text:p>9273.6</text:p>
          </table:table-cell>
          <table:table-cell table:formula="of:=[.CT17]*[.$B$11]" office:value-type="float" office:value="9370.2" calcext:value-type="float">
            <text:p>9370.2</text:p>
          </table:table-cell>
          <table:table-cell table:formula="of:=[.CU17]*[.$B$11]" office:value-type="float" office:value="9466.8" calcext:value-type="float">
            <text:p>9466.8</text:p>
          </table:table-cell>
          <table:table-cell table:formula="of:=[.CV17]*[.$B$11]" office:value-type="float" office:value="9563.4" calcext:value-type="float">
            <text:p>9563.4</text:p>
          </table:table-cell>
          <table:table-cell table:formula="of:=[.CW17]*[.$B$11]" office:value-type="float" office:value="9660" calcext:value-type="float">
            <text:p>9660</text:p>
          </table:table-cell>
        </table:table-row>
        <table:table-row table:style-name="ro1" table:number-rows-repeated="4">
          <table:table-cell table:number-columns-repeated="101"/>
        </table:table-row>
        <table:table-row table:style-name="ro1">
          <table:table-cell table:number-columns-repeated="19"/>
          <table:table-cell>
            <draw:frame draw:z-index="0" draw:style-name="gr1" draw:text-style-name="P1" svg:width="8.9634in" svg:height="5.0512in" svg:x="0.2756in" svg:y="0.1669in">
              <draw:object draw:notify-on-update-of-ranges="'histogram_historical_1665696314-1665005114'.A6:'histogram_historical_1665696314-1665005114'.CW6 'histogram_historical_1665696314-1665005114'.A7:'histogram_historical_1665696314-1665005114'.CW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B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4T15:30:48.139520884</dc:date>
    <meta:editing-duration>PT32M59S</meta:editing-duration>
    <meta:editing-cycles>1</meta:editing-cycles>
    <meta:document-statistic meta:table-count="1" meta:cell-count="835" meta:object-count="2"/>
    <meta:generator>LibreOffice/7.4.2.3$Linux_X86_64 LibreOffice_project/382eef1f22670f7f4118c8c2dd222ec7ad009daf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768cm" svg:height="12.831cm" xlink:href=".." xlink:type="simple" chart:class="chart:scatter" chart:style-name="ch1">
        <chart:title svg:x="8.324cm" svg:y="0.392cm" chart:style-name="ch2">
          <text:p>Scatter Plot with Line Through</text:p>
        </chart:title>
        <chart:subtitle svg:x="6.935cm" svg:y="1.427cm" chart:style-name="ch3">
          <text:p>histogram_historical_1665696314-1665005114.csv</text:p>
        </chart:subtitle>
        <chart:plot-area chart:style-name="ch4" table:cell-range-address="'histogram_historical_1665696314-1665005114'.A6:'histogram_historical_1665696314-1665005114'.CW7" svg:x="1.466cm" svg:y="2.366cm" svg:width="20.847cm" svg:height="9.228cm">
          <chart:coordinate-region svg:x="2.458cm" svg:y="2.565cm" svg:width="19.483cm" svg:height="8.382cm"/>
          <chart:axis chart:dimension="x" chart:name="primary-x" chart:style-name="ch5">
            <chart:title svg:x="11.475cm" svg:y="11.85cm" chart:style-name="ch6">
              <text:p>Buys</text:p>
            </chart:title>
            <chart:grid chart:style-name="ch7" chart:class="major"/>
          </chart:axis>
          <chart:axis chart:dimension="y" chart:name="primary-y" chart:style-name="ch8">
            <chart:title svg:x="0.451cm" svg:y="7.394cm" chart:style-name="ch9">
              <text:p>Sells</text:p>
            </chart:title>
            <chart:grid chart:style-name="ch7" chart:class="major"/>
          </chart:axis>
          <chart:series chart:style-name="ch10" chart:values-cell-range-address="'histogram_historical_1665696314-1665005114'.A7:'histogram_historical_1665696314-1665005114'.CW7" chart:class="chart:scatter">
            <chart:domain table:cell-range-address="'histogram_historical_1665696314-1665005114'.A6:'histogram_historical_1665696314-1665005114'.CW6"/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4829">
                <text:p>4829</text:p>
                <draw:g>
                  <svg:desc>'histogram_historical_1665696314-1665005114'.A6:'histogram_historical_1665696314-1665005114'.CW6</svg:desc>
                </draw:g>
              </table:table-cell>
              <table:table-cell office:value-type="float" office:value="923">
                <text:p>923</text:p>
              </table:table-cell>
              <table:table-cell office:value-type="float" office:value="568">
                <text:p>568</text:p>
              </table:table-cell>
              <table:table-cell office:value-type="float" office:value="388">
                <text:p>388</text:p>
              </table:table-cell>
              <table:table-cell office:value-type="float" office:value="566">
                <text:p>566</text:p>
              </table:table-cell>
              <table:table-cell office:value-type="float" office:value="417">
                <text:p>417</text:p>
              </table:table-cell>
              <table:table-cell office:value-type="float" office:value="268">
                <text:p>268</text:p>
              </table:table-cell>
              <table:table-cell office:value-type="float" office:value="218">
                <text:p>218</text:p>
              </table:table-cell>
              <table:table-cell office:value-type="float" office:value="165">
                <text:p>165</text:p>
              </table:table-cell>
              <table:table-cell office:value-type="float" office:value="370">
                <text:p>370</text:p>
              </table:table-cell>
              <table:table-cell office:value-type="float" office:value="244">
                <text:p>244</text:p>
              </table:table-cell>
              <table:table-cell office:value-type="float" office:value="178">
                <text:p>178</text:p>
              </table:table-cell>
              <table:table-cell office:value-type="float" office:value="186">
                <text:p>186</text:p>
              </table:table-cell>
              <table:table-cell office:value-type="float" office:value="168">
                <text:p>168</text:p>
              </table:table-cell>
              <table:table-cell office:value-type="float" office:value="145">
                <text:p>145</text:p>
              </table:table-cell>
              <table:table-cell office:value-type="float" office:value="101">
                <text:p>101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63">
                <text:p>63</text:p>
              </table:table-cell>
              <table:table-cell office:value-type="float" office:value="121">
                <text:p>121</text:p>
              </table:table-cell>
              <table:table-cell office:value-type="float" office:value="87">
                <text:p>87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759">
                <text:p>2759</text:p>
                <draw:g>
                  <svg:desc>'histogram_historical_1665696314-1665005114'.A7:'histogram_historical_1665696314-1665005114'.CW7</svg:desc>
                </draw:g>
              </table:table-cell>
              <table:table-cell office:value-type="float" office:value="765">
                <text:p>765</text:p>
              </table:table-cell>
              <table:table-cell office:value-type="float" office:value="486">
                <text:p>486</text:p>
              </table:table-cell>
              <table:table-cell office:value-type="float" office:value="505">
                <text:p>505</text:p>
              </table:table-cell>
              <table:table-cell office:value-type="float" office:value="469">
                <text:p>469</text:p>
              </table:table-cell>
              <table:table-cell office:value-type="float" office:value="365">
                <text:p>365</text:p>
              </table:table-cell>
              <table:table-cell office:value-type="float" office:value="293">
                <text:p>293</text:p>
              </table:table-cell>
              <table:table-cell office:value-type="float" office:value="279">
                <text:p>279</text:p>
              </table:table-cell>
              <table:table-cell office:value-type="float" office:value="269">
                <text:p>269</text:p>
              </table:table-cell>
              <table:table-cell office:value-type="float" office:value="312">
                <text:p>312</text:p>
              </table:table-cell>
              <table:table-cell office:value-type="float" office:value="309">
                <text:p>309</text:p>
              </table:table-cell>
              <table:table-cell office:value-type="float" office:value="216">
                <text:p>216</text:p>
              </table:table-cell>
              <table:table-cell office:value-type="float" office:value="191">
                <text:p>191</text:p>
              </table:table-cell>
              <table:table-cell office:value-type="float" office:value="152">
                <text:p>152</text:p>
              </table:table-cell>
              <table:table-cell office:value-type="float" office:value="139">
                <text:p>139</text:p>
              </table:table-cell>
              <table:table-cell office:value-type="float" office:value="130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236">
                <text:p>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11cm" svg:height="13.388cm" xlink:href=".." xlink:type="simple" chart:class="chart:line" chart:style-name="ch1">
        <chart:title svg:x="10.33cm" svg:y="0.403cm" chart:style-name="ch2">
          <text:p>Two Gradients</text:p>
        </chart:title>
        <chart:subtitle svg:x="7.406cm" svg:y="1.449cm" chart:style-name="ch3">
          <text:p>histogram_historical_1665696314-1665005114.csv</text:p>
        </chart:subtitle>
        <chart:plot-area chart:style-name="ch4" table:cell-range-address="'histogram_historical_1665696314-1665005114'.A17:'histogram_historical_1665696314-1665005114'.AY19" chart:data-source-has-labels="row" svg:x="1.485cm" svg:y="2.399cm" svg:width="21.752cm" svg:height="9.741cm">
          <chart:coordinate-region svg:x="2.477cm" svg:y="2.598cm" svg:width="20.619cm" svg:height="8.488cm"/>
          <chart:axis chart:dimension="x" chart:name="primary-x" chart:style-name="ch5" chartooo:axis-type="auto">
            <chartooo:date-scale/>
            <chart:title svg:x="11.947cm" svg:y="12.407cm" chart:style-name="ch6">
              <text:p>Buys</text:p>
            </chart:title>
            <chart:categories table:cell-range-address="'histogram_historical_1665696314-1665005114'.A17:'histogram_historical_1665696314-1665005114'.AY17"/>
            <chart:grid chart:style-name="ch7" chart:class="major"/>
          </chart:axis>
          <chart:axis chart:dimension="y" chart:name="primary-y" chart:style-name="ch5">
            <chart:title svg:x="0.451cm" svg:y="7.683cm" chart:style-name="ch8">
              <text:p>Sells</text:p>
            </chart:title>
            <chart:grid chart:style-name="ch7" chart:class="major"/>
          </chart:axis>
          <chart:series chart:style-name="ch9" chart:values-cell-range-address="'histogram_historical_1665696314-1665005114'.A18:'histogram_historical_1665696314-1665005114'.AY18" chart:class="chart:line">
            <chart:data-point chart:repeated="51"/>
          </chart:series>
          <chart:series chart:style-name="ch10" chart:values-cell-range-address="'histogram_historical_1665696314-1665005114'.A19:'histogram_historical_1665696314-1665005114'.AY19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histogram_historical_1665696314-1665005114'.A17:'histogram_historical_1665696314-1665005114'.AY1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1800">
                <text:p>18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  <table:table-cell office:value-type="float" office:value="2100">
                <text:p>2100</text:p>
              </table:table-cell>
              <table:table-cell office:value-type="float" office:value="2200">
                <text:p>2200</text:p>
              </table:table-cell>
              <table:table-cell office:value-type="float" office:value="2300">
                <text:p>2300</text:p>
              </table:table-cell>
              <table:table-cell office:value-type="float" office:value="2400">
                <text:p>2400</text:p>
              </table:table-cell>
              <table:table-cell office:value-type="float" office:value="2500">
                <text:p>2500</text:p>
              </table:table-cell>
              <table:table-cell office:value-type="float" office:value="2600">
                <text:p>2600</text:p>
              </table:table-cell>
              <table:table-cell office:value-type="float" office:value="2700">
                <text:p>2700</text:p>
              </table:table-cell>
              <table:table-cell office:value-type="float" office:value="2800">
                <text:p>2800</text:p>
              </table:table-cell>
              <table:table-cell office:value-type="float" office:value="2900">
                <text:p>2900</text:p>
              </table:table-cell>
              <table:table-cell office:value-type="float" office:value="3000">
                <text:p>3000</text:p>
              </table:table-cell>
              <table:table-cell office:value-type="float" office:value="3100">
                <text:p>3100</text:p>
              </table:table-cell>
              <table:table-cell office:value-type="float" office:value="3200">
                <text:p>3200</text:p>
              </table:table-cell>
              <table:table-cell office:value-type="float" office:value="3300">
                <text:p>3300</text:p>
              </table:table-cell>
              <table:table-cell office:value-type="float" office:value="3400">
                <text:p>3400</text:p>
              </table:table-cell>
              <table:table-cell office:value-type="float" office:value="3500">
                <text:p>3500</text:p>
              </table:table-cell>
              <table:table-cell office:value-type="float" office:value="3600">
                <text:p>3600</text:p>
              </table:table-cell>
              <table:table-cell office:value-type="float" office:value="3700">
                <text:p>3700</text:p>
              </table:table-cell>
              <table:table-cell office:value-type="float" office:value="3800">
                <text:p>3800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  <table:table-cell office:value-type="float" office:value="4100">
                <text:p>4100</text:p>
              </table:table-cell>
              <table:table-cell office:value-type="float" office:value="4200">
                <text:p>4200</text:p>
              </table:table-cell>
              <table:table-cell office:value-type="float" office:value="4300">
                <text:p>4300</text:p>
              </table:table-cell>
              <table:table-cell office:value-type="float" office:value="4400">
                <text:p>4400</text:p>
              </table:table-cell>
              <table:table-cell office:value-type="float" office:value="4500">
                <text:p>4500</text:p>
              </table:table-cell>
              <table:table-cell office:value-type="float" office:value="4600">
                <text:p>4600</text:p>
              </table:table-cell>
              <table:table-cell office:value-type="float" office:value="4700">
                <text:p>4700</text:p>
              </table:table-cell>
              <table:table-cell office:value-type="float" office:value="4800">
                <text:p>4800</text:p>
              </table:table-cell>
              <table:table-cell office:value-type="float" office:value="4900">
                <text:p>4900</text:p>
              </table:table-cell>
              <table:table-cell office:value-type="float" office:value="5000">
                <text:p>5000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stogram_historical_1665696314-1665005114'.A18:'histogram_historical_1665696314-1665005114'.AY18</svg:desc>
                </draw:g>
              </table:table-cell>
              <table:table-cell office:value-type="float" office:value="57.1339821909298">
                <text:p>57.1339821909298</text:p>
              </table:table-cell>
              <table:table-cell office:value-type="float" office:value="114.26796438186">
                <text:p>114.26796438186</text:p>
              </table:table-cell>
              <table:table-cell office:value-type="float" office:value="171.401946572789">
                <text:p>171.401946572789</text:p>
              </table:table-cell>
              <table:table-cell office:value-type="float" office:value="228.535928763719">
                <text:p>228.535928763719</text:p>
              </table:table-cell>
              <table:table-cell office:value-type="float" office:value="285.669910954649">
                <text:p>285.669910954649</text:p>
              </table:table-cell>
              <table:table-cell office:value-type="float" office:value="342.803893145579">
                <text:p>342.803893145579</text:p>
              </table:table-cell>
              <table:table-cell office:value-type="float" office:value="399.937875336509">
                <text:p>399.937875336509</text:p>
              </table:table-cell>
              <table:table-cell office:value-type="float" office:value="457.071857527438">
                <text:p>457.071857527438</text:p>
              </table:table-cell>
              <table:table-cell office:value-type="float" office:value="514.205839718368">
                <text:p>514.205839718368</text:p>
              </table:table-cell>
              <table:table-cell office:value-type="float" office:value="571.339821909298">
                <text:p>571.339821909298</text:p>
              </table:table-cell>
              <table:table-cell office:value-type="float" office:value="628.473804100228">
                <text:p>628.473804100228</text:p>
              </table:table-cell>
              <table:table-cell office:value-type="float" office:value="685.607786291158">
                <text:p>685.607786291158</text:p>
              </table:table-cell>
              <table:table-cell office:value-type="float" office:value="742.741768482087">
                <text:p>742.741768482087</text:p>
              </table:table-cell>
              <table:table-cell office:value-type="float" office:value="799.875750673017">
                <text:p>799.875750673017</text:p>
              </table:table-cell>
              <table:table-cell office:value-type="float" office:value="857.009732863947">
                <text:p>857.009732863947</text:p>
              </table:table-cell>
              <table:table-cell office:value-type="float" office:value="914.143715054877">
                <text:p>914.143715054877</text:p>
              </table:table-cell>
              <table:table-cell office:value-type="float" office:value="971.277697245807">
                <text:p>971.277697245807</text:p>
              </table:table-cell>
              <table:table-cell office:value-type="float" office:value="1028.41167943674">
                <text:p>1028.41167943674</text:p>
              </table:table-cell>
              <table:table-cell office:value-type="float" office:value="1085.54566162767">
                <text:p>1085.54566162767</text:p>
              </table:table-cell>
              <table:table-cell office:value-type="float" office:value="1142.6796438186">
                <text:p>1142.6796438186</text:p>
              </table:table-cell>
              <table:table-cell office:value-type="float" office:value="1199.81362600953">
                <text:p>1199.81362600953</text:p>
              </table:table-cell>
              <table:table-cell office:value-type="float" office:value="1256.94760820046">
                <text:p>1256.94760820046</text:p>
              </table:table-cell>
              <table:table-cell office:value-type="float" office:value="1314.08159039139">
                <text:p>1314.08159039139</text:p>
              </table:table-cell>
              <table:table-cell office:value-type="float" office:value="1371.21557258232">
                <text:p>1371.21557258232</text:p>
              </table:table-cell>
              <table:table-cell office:value-type="float" office:value="1428.34955477325">
                <text:p>1428.34955477325</text:p>
              </table:table-cell>
              <table:table-cell office:value-type="float" office:value="1485.48353696417">
                <text:p>1485.48353696417</text:p>
              </table:table-cell>
              <table:table-cell office:value-type="float" office:value="1542.6175191551">
                <text:p>1542.6175191551</text:p>
              </table:table-cell>
              <table:table-cell office:value-type="float" office:value="1599.75150134603">
                <text:p>1599.75150134603</text:p>
              </table:table-cell>
              <table:table-cell office:value-type="float" office:value="1656.88548353696">
                <text:p>1656.88548353696</text:p>
              </table:table-cell>
              <table:table-cell office:value-type="float" office:value="1714.01946572789">
                <text:p>1714.01946572789</text:p>
              </table:table-cell>
              <table:table-cell office:value-type="float" office:value="1771.15344791882">
                <text:p>1771.15344791882</text:p>
              </table:table-cell>
              <table:table-cell office:value-type="float" office:value="1828.28743010975">
                <text:p>1828.28743010975</text:p>
              </table:table-cell>
              <table:table-cell office:value-type="float" office:value="1885.42141230068">
                <text:p>1885.42141230068</text:p>
              </table:table-cell>
              <table:table-cell office:value-type="float" office:value="1942.55539449161">
                <text:p>1942.55539449161</text:p>
              </table:table-cell>
              <table:table-cell office:value-type="float" office:value="1999.68937668254">
                <text:p>1999.68937668254</text:p>
              </table:table-cell>
              <table:table-cell office:value-type="float" office:value="2056.82335887347">
                <text:p>2056.82335887347</text:p>
              </table:table-cell>
              <table:table-cell office:value-type="float" office:value="2113.9573410644">
                <text:p>2113.9573410644</text:p>
              </table:table-cell>
              <table:table-cell office:value-type="float" office:value="2171.09132325533">
                <text:p>2171.09132325533</text:p>
              </table:table-cell>
              <table:table-cell office:value-type="float" office:value="2228.22530544626">
                <text:p>2228.22530544626</text:p>
              </table:table-cell>
              <table:table-cell office:value-type="float" office:value="2285.35928763719">
                <text:p>2285.35928763719</text:p>
              </table:table-cell>
              <table:table-cell office:value-type="float" office:value="2342.49326982812">
                <text:p>2342.49326982812</text:p>
              </table:table-cell>
              <table:table-cell office:value-type="float" office:value="2399.62725201905">
                <text:p>2399.62725201905</text:p>
              </table:table-cell>
              <table:table-cell office:value-type="float" office:value="2456.76123420998">
                <text:p>2456.76123420998</text:p>
              </table:table-cell>
              <table:table-cell office:value-type="float" office:value="2513.89521640091">
                <text:p>2513.89521640091</text:p>
              </table:table-cell>
              <table:table-cell office:value-type="float" office:value="2571.02919859184">
                <text:p>2571.02919859184</text:p>
              </table:table-cell>
              <table:table-cell office:value-type="float" office:value="2628.16318078277">
                <text:p>2628.16318078277</text:p>
              </table:table-cell>
              <table:table-cell office:value-type="float" office:value="2685.2971629737">
                <text:p>2685.2971629737</text:p>
              </table:table-cell>
              <table:table-cell office:value-type="float" office:value="2742.43114516463">
                <text:p>2742.43114516463</text:p>
              </table:table-cell>
              <table:table-cell office:value-type="float" office:value="2799.56512735556">
                <text:p>2799.56512735556</text:p>
              </table:table-cell>
              <table:table-cell office:value-type="float" office:value="2856.69910954649">
                <text:p>2856.69910954649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stogram_historical_1665696314-1665005114'.A19:'histogram_historical_1665696314-1665005114'.AY19</svg:desc>
                </draw:g>
              </table:table-cell>
              <table:table-cell office:value-type="float" office:value="96.6">
                <text:p>96.6</text:p>
              </table:table-cell>
              <table:table-cell office:value-type="float" office:value="193.2">
                <text:p>193.2</text:p>
              </table:table-cell>
              <table:table-cell office:value-type="float" office:value="289.8">
                <text:p>289.8</text:p>
              </table:table-cell>
              <table:table-cell office:value-type="float" office:value="386.4">
                <text:p>386.4</text:p>
              </table:table-cell>
              <table:table-cell office:value-type="float" office:value="483">
                <text:p>483</text:p>
              </table:table-cell>
              <table:table-cell office:value-type="float" office:value="579.6">
                <text:p>579.6</text:p>
              </table:table-cell>
              <table:table-cell office:value-type="float" office:value="676.2">
                <text:p>676.2</text:p>
              </table:table-cell>
              <table:table-cell office:value-type="float" office:value="772.8">
                <text:p>772.8</text:p>
              </table:table-cell>
              <table:table-cell office:value-type="float" office:value="869.4">
                <text:p>869.4</text:p>
              </table:table-cell>
              <table:table-cell office:value-type="float" office:value="966">
                <text:p>966</text:p>
              </table:table-cell>
              <table:table-cell office:value-type="float" office:value="1062.6">
                <text:p>1062.6</text:p>
              </table:table-cell>
              <table:table-cell office:value-type="float" office:value="1159.2">
                <text:p>1159.2</text:p>
              </table:table-cell>
              <table:table-cell office:value-type="float" office:value="1255.8">
                <text:p>1255.8</text:p>
              </table:table-cell>
              <table:table-cell office:value-type="float" office:value="1352.4">
                <text:p>1352.4</text:p>
              </table:table-cell>
              <table:table-cell office:value-type="float" office:value="1449">
                <text:p>1449</text:p>
              </table:table-cell>
              <table:table-cell office:value-type="float" office:value="1545.6">
                <text:p>1545.6</text:p>
              </table:table-cell>
              <table:table-cell office:value-type="float" office:value="1642.2">
                <text:p>1642.2</text:p>
              </table:table-cell>
              <table:table-cell office:value-type="float" office:value="1738.8">
                <text:p>1738.8</text:p>
              </table:table-cell>
              <table:table-cell office:value-type="float" office:value="1835.4">
                <text:p>1835.4</text:p>
              </table:table-cell>
              <table:table-cell office:value-type="float" office:value="1932">
                <text:p>1932</text:p>
              </table:table-cell>
              <table:table-cell office:value-type="float" office:value="2028.6">
                <text:p>2028.6</text:p>
              </table:table-cell>
              <table:table-cell office:value-type="float" office:value="2125.2">
                <text:p>2125.2</text:p>
              </table:table-cell>
              <table:table-cell office:value-type="float" office:value="2221.8">
                <text:p>2221.8</text:p>
              </table:table-cell>
              <table:table-cell office:value-type="float" office:value="2318.4">
                <text:p>2318.4</text:p>
              </table:table-cell>
              <table:table-cell office:value-type="float" office:value="2415">
                <text:p>2415</text:p>
              </table:table-cell>
              <table:table-cell office:value-type="float" office:value="2511.6">
                <text:p>2511.6</text:p>
              </table:table-cell>
              <table:table-cell office:value-type="float" office:value="2608.2">
                <text:p>2608.2</text:p>
              </table:table-cell>
              <table:table-cell office:value-type="float" office:value="2704.8">
                <text:p>2704.8</text:p>
              </table:table-cell>
              <table:table-cell office:value-type="float" office:value="2801.4">
                <text:p>2801.4</text:p>
              </table:table-cell>
              <table:table-cell office:value-type="float" office:value="2898">
                <text:p>2898</text:p>
              </table:table-cell>
              <table:table-cell office:value-type="float" office:value="2994.6">
                <text:p>2994.6</text:p>
              </table:table-cell>
              <table:table-cell office:value-type="float" office:value="3091.2">
                <text:p>3091.2</text:p>
              </table:table-cell>
              <table:table-cell office:value-type="float" office:value="3187.8">
                <text:p>3187.8</text:p>
              </table:table-cell>
              <table:table-cell office:value-type="float" office:value="3284.4">
                <text:p>3284.4</text:p>
              </table:table-cell>
              <table:table-cell office:value-type="float" office:value="3381">
                <text:p>3381</text:p>
              </table:table-cell>
              <table:table-cell office:value-type="float" office:value="3477.6">
                <text:p>3477.6</text:p>
              </table:table-cell>
              <table:table-cell office:value-type="float" office:value="3574.2">
                <text:p>3574.2</text:p>
              </table:table-cell>
              <table:table-cell office:value-type="float" office:value="3670.8">
                <text:p>3670.8</text:p>
              </table:table-cell>
              <table:table-cell office:value-type="float" office:value="3767.4">
                <text:p>3767.4</text:p>
              </table:table-cell>
              <table:table-cell office:value-type="float" office:value="3864">
                <text:p>3864</text:p>
              </table:table-cell>
              <table:table-cell office:value-type="float" office:value="3960.6">
                <text:p>3960.6</text:p>
              </table:table-cell>
              <table:table-cell office:value-type="float" office:value="4057.2">
                <text:p>4057.2</text:p>
              </table:table-cell>
              <table:table-cell office:value-type="float" office:value="4153.8">
                <text:p>4153.8</text:p>
              </table:table-cell>
              <table:table-cell office:value-type="float" office:value="4250.4">
                <text:p>4250.4</text:p>
              </table:table-cell>
              <table:table-cell office:value-type="float" office:value="4347">
                <text:p>4347</text:p>
              </table:table-cell>
              <table:table-cell office:value-type="float" office:value="4443.6">
                <text:p>4443.6</text:p>
              </table:table-cell>
              <table:table-cell office:value-type="float" office:value="4540.2">
                <text:p>4540.2</text:p>
              </table:table-cell>
              <table:table-cell office:value-type="float" office:value="4636.8">
                <text:p>4636.8</text:p>
              </table:table-cell>
              <table:table-cell office:value-type="float" office:value="4733.4">
                <text:p>4733.4</text:p>
              </table:table-cell>
              <table:table-cell office:value-type="float" office:value="4830">
                <text:p>48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